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.999cm" svg:height="8.999cm" svg:x="0cm" svg:y="2.67cm">
            <draw:object draw:notify-on-update-of-ranges="Sheet1.A1:Sheet1.A1 Sheet1.B1:Sheet1.U1 Sheet1.A2:Sheet1.A2 Sheet1.B2:Sheet1.U2 Sheet1.A3:Sheet1.A3 Sheet1.B3:Sheet1.U3 Sheet1.A4:Sheet1.A4 Sheet1.B4:Sheet1.U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>
            <text:p>RegEx</text:p>
          </table:table-cell>
          <table:table-cell office:value-type="float" office:value="279">
            <text:p>279</text:p>
          </table:table-cell>
          <table:table-cell office:value-type="float" office:value="293">
            <text:p>293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81">
            <text:p>281</text:p>
          </table:table-cell>
          <table:table-cell table:number-columns-repeated="3" office:value-type="float" office:value="262">
            <text:p>262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60">
            <text:p>260</text:p>
          </table:table-cell>
          <table:table-cell office:value-type="float" office:value="262">
            <text:p>262</text:p>
          </table:table-cell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6">
            <text:p>266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LinuxKernel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0">
            <text:p>80</text:p>
          </table:table-cell>
          <table:table-cell table:number-columns-repeated="8" office:value-type="float" office:value="81">
            <text:p>81</text:p>
          </table:table-cell>
        </table:table-row>
        <table:table-row table:style-name="ro1">
          <table:table-cell office:value-type="string">
            <text:p>LinuxKernelLoose</text:p>
          </table:table-cell>
          <table:table-cell office:value-type="float" office:value="262">
            <text:p>262</text:p>
          </table:table-cell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3">
            <text:p>103</text:p>
          </table:table-cell>
          <table:table-cell table:number-columns-repeated="3" office:value-type="float" office:value="104">
            <text:p>104</text:p>
          </table:table-cell>
          <table:table-cell table:number-columns-repeated="4"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LinuxKernelStrict</text:p>
          </table:table-cell>
          <table:table-cell office:value-type="float" office:value="230">
            <text:p>230</text:p>
          </table:table-cell>
          <table:table-cell office:value-type="float" office:value="202">
            <text:p>202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table:number-columns-repeated="3" office:value-type="float" office:value="154">
            <text:p>154</text:p>
          </table:table-cell>
          <table:table-cell table:number-columns-repeated="3" office:value-type="float" office:value="152">
            <text:p>152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0.1cm" svg:y="1.005cm">
            <draw:object draw:notify-on-update-of-ranges="Sheet2.A1:Sheet2.A1 Sheet2.B1:Sheet2.G1 Sheet2.A2:Sheet2.A2 Sheet2.B2:Sheet2.G2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Regex</text:p>
          </table:table-cell>
          <table:table-cell office:value-type="float" office:value="1">
            <text:p>1</text:p>
          </table:table-cell>
          <table:table-cell table:formula="of:=(2-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Ribose</text:p>
          </table:table-cell>
          <table:table-cell table:style-name="ce1" table:formula="of:=(1-1)" office:value-type="float" office:value="0">
            <text:p>0</text:p>
          </table:table-cell>
          <table:table-cell table:formula="of:=(2-1)" office:value-type="float" office:value="1">
            <text:p>1</text:p>
          </table:table-cell>
          <table:table-cell table:number-columns-repeated="7"/>
        </table:table-row>
      </table:table>
      <table:table table:name="Sheet3" table:style-name="ta1">
        <table:shapes>
          <draw:frame draw:z-index="0" draw:style-name="gr1" draw:text-style-name="P1" svg:width="15.999cm" svg:height="8.999cm" svg:x="2.259cm" svg:y="0.454cm">
            <draw:object draw:notify-on-update-of-ranges="Sheet1.A1:Sheet1.A1 Sheet1.B1:Sheet1.U1 Sheet1.A2:Sheet1.A2 Sheet1.B2:Sheet1.U2 Sheet1.A3:Sheet1.A3 Sheet1.B3:Sheet1.U3 Sheet1.A4:Sheet1.A4 Sheet1.B4:Sheet1.U4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8.278cm" svg:y="0.479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022-11-29</text:date>, <text:time>06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1T15:19:49.700537790</meta:creation-date>
    <dc:date>2022-11-29T06:47:47.60</dc:date>
    <meta:editing-duration>PT3H16M49S</meta:editing-duration>
    <meta:editing-cycles>6</meta:editing-cycles>
    <meta:generator>OpenOffice/4.1.13$Win32 OpenOffice.org_project/4113m1$Build-9810</meta:generator>
    <dc:creator>My Self</dc:creator>
    <meta:document-statistic meta:table-count="3" meta:cell-count="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3cm" svg:y="0.316cm" chart:style-name="ch2">
          <text:p>Linux kernel log extraction</text:p>
        </chart:title>
        <chart:subtitle svg:x="3.723cm" svg:y="1.275cm" chart:style-name="ch3">
          <text:p>20mb input file in RAM -&gt;7.5mb extracted to RAM</text:p>
        </chart:subtitle>
        <chart:legend chart:legend-position="bottom" svg:x="1.644cm" svg:y="8.191cm" style:legend-expansion="wide" chart:style-name="ch4"/>
        <chart:plot-area chart:style-name="ch5" table:cell-range-address="Sheet1.A1:Sheet1.U4" chart:data-source-has-labels="column" svg:x="1.358cm" svg:y="2.318cm" svg:width="14.002cm" svg:height="4.685cm">
          <chartooo:coordinate-region svg:x="2.165cm" svg:y="2.53cm" svg:width="13.009cm" svg:height="3.8cm"/>
          <chart:axis chart:dimension="x" chart:name="primary-x" chart:style-name="ch6">
            <chart:title svg:x="7.997cm" svg:y="7.184cm" chart:style-name="ch7">
              <text:p>Run</text:p>
            </chart:title>
          </chart:axis>
          <chart:axis chart:dimension="y" chart:name="primary-y" chart:style-name="ch6">
            <chart:title svg:x="0.451cm" svg:y="5.471cm" chart:style-name="ch8">
              <text:p>Time (ms)</text:p>
            </chart:title>
            <chart:grid chart:style-name="ch9" chart:class="major"/>
          </chart:axis>
          <chart:series chart:style-name="ch10" chart:values-cell-range-address="Sheet1.B1:Sheet1.U1" chart:label-cell-address="Sheet1.A1:Sheet1.A1" chart:class="chart:line">
            <chart:data-point chart:repeated="20"/>
          </chart:series>
          <chart:series chart:style-name="ch11" chart:values-cell-range-address="Sheet1.B2:Sheet1.U2" chart:label-cell-address="Sheet1.A2:Sheet1.A2" chart:class="chart:line">
            <chart:data-point chart:repeated="20"/>
          </chart:series>
          <chart:series chart:style-name="ch12" chart:values-cell-range-address="Sheet1.B3:Sheet1.U3" chart:label-cell-address="Sheet1.A3:Sheet1.A3" chart:class="chart:line">
            <chart:data-point chart:repeated="20"/>
          </chart:series>
          <chart:series chart:style-name="ch13" chart:values-cell-range-address="Sheet1.B4:Sheet1.U4" chart:label-cell-address="Sheet1.A4:Sheet1.A4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egEx</text:p>
                <draw:g>
                  <svg:desc>Sheet1.A1:Sheet1.A1</svg:desc>
                </draw:g>
              </table:table-cell>
              <table:table-cell office:value-type="float" office:value="279">
                <text:p>279</text:p>
                <draw:g>
                  <svg:desc>Sheet1.B1:Sheet1.U1</svg:desc>
                </draw:g>
              </table:table-cell>
              <table:table-cell office:value-type="float" office:value="293">
                <text:p>293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81">
                <text:p>281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LinuxKernel</text:p>
                <draw:g>
                  <svg:desc>Sheet1.A2:Sheet1.A2</svg:desc>
                </draw:g>
              </table:table-cell>
              <table:table-cell office:value-type="float" office:value="135">
                <text:p>135</text:p>
                <draw:g>
                  <svg:desc>Sheet1.B2:Sheet1.U2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93">
                <text:p>93</text:p>
              </table:table-cell>
              <table:table-cell office:value-type="float" office:value="82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LinuxKernelLoose</text:p>
                <draw:g>
                  <svg:desc>Sheet1.A3:Sheet1.A3</svg:desc>
                </draw:g>
              </table:table-cell>
              <table:table-cell office:value-type="float" office:value="262">
                <text:p>262</text:p>
                <draw:g>
                  <svg:desc>Sheet1.B3:Sheet1.U3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171">
                <text:p>171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LinuxKernelStrict</text:p>
                <draw:g>
                  <svg:desc>Sheet1.A4:Sheet1.A4</svg:desc>
                </draw:g>
              </table:table-cell>
              <table:table-cell office:value-type="float" office:value="230">
                <text:p>230</text:p>
                <draw:g>
                  <svg:desc>Sheet1.B4:Sheet1.U4</svg:desc>
                </draw:g>
              </table:table-cell>
              <table:table-cell office:value-type="float" office:value="202">
                <text:p>202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G1 Collections</text:p>
        </chart:title>
        <chart:subtitle svg:x="2.585cm" svg:y="1.275cm" chart:style-name="ch3">
          <text:p>20 Mb input from SSD, 64Kb buffer -&gt; 7.5mb extracted to SSD</text:p>
        </chart:subtitle>
        <chart:legend chart:legend-position="bottom" svg:x="6.436cm" svg:y="8.191cm" style:legend-expansion="wide" chart:style-name="ch4"/>
        <chart:plot-area chart:style-name="ch5" table:cell-range-address="Sheet2.A1:Sheet2.G2" chart:data-source-has-labels="column" svg:x="1.358cm" svg:y="2.318cm" svg:width="14.002cm" svg:height="4.685cm">
          <chartooo:coordinate-region svg:x="1.979cm" svg:y="2.53cm" svg:width="13.381cm" svg:height="3.8cm"/>
          <chart:axis chart:dimension="x" chart:name="primary-x" chart:style-name="ch6">
            <chart:title svg:x="6.741cm" svg:y="7.184cm" chart:style-name="ch7">
              <text:p>G1 Evacuation Phase</text:p>
            </chart:title>
          </chart:axis>
          <chart:axis chart:dimension="y" chart:name="primary-y" chart:style-name="ch8">
            <chart:title svg:x="0.451cm" svg:y="5.868cm" chart:style-name="ch9">
              <text:p>Reclaimed (Mb)</text:p>
            </chart:title>
            <chart:grid chart:style-name="ch10" chart:class="major"/>
          </chart:axis>
          <chart:series chart:style-name="ch11" chart:values-cell-range-address="Sheet2.B1:Sheet2.G1" chart:label-cell-address="Sheet2.A1:Sheet2.A1" chart:class="chart:bar">
            <chart:data-point chart:repeated="6"/>
          </chart:series>
          <chart:series chart:style-name="ch12" chart:values-cell-range-address="Sheet2.B2:Sheet2.G2" chart:label-cell-address="Sheet2.A2:Sheet2.A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ex</text:p>
                <draw:g>
                  <svg:desc>Sheet2.A1:Sheet2.A1</svg:desc>
                </draw:g>
              </table:table-cell>
              <table:table-cell office:value-type="float" office:value="1">
                <text:p>1</text:p>
                <draw:g>
                  <svg:desc>Sheet2.B1:Sheet2.G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ibose</text:p>
                <draw:g>
                  <svg:desc>Sheet2.A2:Sheet2.A2</svg:desc>
                </draw:g>
              </table:table-cell>
              <table:table-cell office:value-type="float" office:value="0">
                <text:p>0</text:p>
                <draw:g>
                  <svg:desc>Sheet2.B2:Sheet2.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3cm" svg:y="0.316cm" chart:style-name="ch2">
          <text:p>Linux kernel log extraction</text:p>
        </chart:title>
        <chart:subtitle svg:x="3.723cm" svg:y="1.275cm" chart:style-name="ch3">
          <text:p>20mb input file in RAM -&gt;7.5mb extracted to RAM</text:p>
        </chart:subtitle>
        <chart:legend chart:legend-position="bottom" svg:x="1.644cm" svg:y="8.191cm" style:legend-expansion="wide" chart:style-name="ch4"/>
        <chart:plot-area chart:style-name="ch5" table:cell-range-address="Sheet1.A1:Sheet1.U4" chart:data-source-has-labels="column" svg:x="1.358cm" svg:y="2.318cm" svg:width="14.002cm" svg:height="4.685cm">
          <chartooo:coordinate-region svg:x="2.165cm" svg:y="2.53cm" svg:width="13.009cm" svg:height="3.8cm"/>
          <chart:axis chart:dimension="x" chart:name="primary-x" chart:style-name="ch6">
            <chart:title svg:x="7.997cm" svg:y="7.184cm" chart:style-name="ch7">
              <text:p>Run</text:p>
            </chart:title>
          </chart:axis>
          <chart:axis chart:dimension="y" chart:name="primary-y" chart:style-name="ch6">
            <chart:title svg:x="0.451cm" svg:y="5.471cm" chart:style-name="ch8">
              <text:p>Time (ms)</text:p>
            </chart:title>
            <chart:grid chart:style-name="ch9" chart:class="major"/>
          </chart:axis>
          <chart:series chart:style-name="ch10" chart:values-cell-range-address="Sheet1.B1:Sheet1.U1" chart:label-cell-address="Sheet1.A1:Sheet1.A1" chart:class="chart:line">
            <chart:data-point chart:repeated="20"/>
          </chart:series>
          <chart:series chart:style-name="ch11" chart:values-cell-range-address="Sheet1.B2:Sheet1.U2" chart:label-cell-address="Sheet1.A2:Sheet1.A2" chart:class="chart:line">
            <chart:data-point chart:repeated="20"/>
          </chart:series>
          <chart:series chart:style-name="ch12" chart:values-cell-range-address="Sheet1.B3:Sheet1.U3" chart:label-cell-address="Sheet1.A3:Sheet1.A3" chart:class="chart:line">
            <chart:data-point chart:repeated="20"/>
          </chart:series>
          <chart:series chart:style-name="ch13" chart:values-cell-range-address="Sheet1.B4:Sheet1.U4" chart:label-cell-address="Sheet1.A4:Sheet1.A4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egEx</text:p>
                <draw:g>
                  <svg:desc>Sheet1.A1:Sheet1.A1</svg:desc>
                </draw:g>
              </table:table-cell>
              <table:table-cell office:value-type="float" office:value="279">
                <text:p>279</text:p>
                <draw:g>
                  <svg:desc>Sheet1.B1:Sheet1.U1</svg:desc>
                </draw:g>
              </table:table-cell>
              <table:table-cell office:value-type="float" office:value="293">
                <text:p>293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81">
                <text:p>281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LinuxKernel</text:p>
                <draw:g>
                  <svg:desc>Sheet1.A2:Sheet1.A2</svg:desc>
                </draw:g>
              </table:table-cell>
              <table:table-cell office:value-type="float" office:value="135">
                <text:p>135</text:p>
                <draw:g>
                  <svg:desc>Sheet1.B2:Sheet1.U2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93">
                <text:p>93</text:p>
              </table:table-cell>
              <table:table-cell office:value-type="float" office:value="82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LinuxKernelLoose</text:p>
                <draw:g>
                  <svg:desc>Sheet1.A3:Sheet1.A3</svg:desc>
                </draw:g>
              </table:table-cell>
              <table:table-cell office:value-type="float" office:value="262">
                <text:p>262</text:p>
                <draw:g>
                  <svg:desc>Sheet1.B3:Sheet1.U3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171">
                <text:p>171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LinuxKernelStrict</text:p>
                <draw:g>
                  <svg:desc>Sheet1.A4:Sheet1.A4</svg:desc>
                </draw:g>
              </table:table-cell>
              <table:table-cell office:value-type="float" office:value="230">
                <text:p>230</text:p>
                <draw:g>
                  <svg:desc>Sheet1.B4:Sheet1.U4</svg:desc>
                </draw:g>
              </table:table-cell>
              <table:table-cell office:value-type="float" office:value="202">
                <text:p>202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6036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6.528cm" svg:y="0.316cm" chart:style-name="ch2">
          <text:p>G1 Collections</text:p>
        </chart:title>
        <chart:subtitle svg:x="2.585cm" svg:y="1.275cm" chart:style-name="ch3">
          <text:p>20 Mb input from SSD, 64Kb buffer -&gt; 7.5mb extracted to SSD</text:p>
        </chart:subtitle>
        <chart:legend chart:legend-position="bottom" svg:x="6.436cm" svg:y="8.191cm" style:legend-expansion="wide" chart:style-name="ch4"/>
        <chart:plot-area chart:style-name="ch5" chart:data-source-has-labels="both" svg:x="1.358cm" svg:y="2.318cm" svg:width="14.002cm" svg:height="4.685cm">
          <chartooo:coordinate-region svg:x="1.979cm" svg:y="2.53cm" svg:width="13.381cm" svg:height="3.8cm"/>
          <chart:axis chart:dimension="x" chart:name="primary-x" chart:style-name="ch6" chartooo:axis-type="text">
            <chart:title svg:x="6.741cm" svg:y="7.184cm" chart:style-name="ch7">
              <text:p>G1 Evacuation Phase</text:p>
            </chart:title>
            <chart:categories table:cell-range-address="local-table.$B$1:.$G$1"/>
          </chart:axis>
          <chart:axis chart:dimension="y" chart:name="primary-y" chart:style-name="ch8">
            <chart:title svg:x="0.451cm" svg:y="5.868cm" chart:style-name="ch9">
              <text:p>Reclaimed (Mb)</text:p>
            </chart:title>
            <chart:grid chart:style-name="ch10" chart:class="major"/>
          </chart:axis>
          <chart:series chart:style-name="ch11" chart:values-cell-range-address="local-table.$B$2:.$G$2" chart:label-cell-address="local-table.$A$2" chart:class="chart:bar">
            <chart:data-point chart:repeated="6"/>
          </chart:series>
          <chart:series chart:style-name="ch12" chart:values-cell-range-address="local-table.$B$3:.$G$3" chart:label-cell-address="local-table.$A$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e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ibose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